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cebd" officeooo:paragraph-rsid="0006cebd"/>
    </style:style>
    <style:style style:name="P2" style:family="paragraph" style:parent-style-name="Standard">
      <style:text-properties officeooo:rsid="0006cebd" officeooo:paragraph-rsid="000cb06c"/>
    </style:style>
    <style:style style:name="P3" style:family="paragraph" style:parent-style-name="Standard">
      <style:text-properties officeooo:rsid="0006cebd" officeooo:paragraph-rsid="000f6726"/>
    </style:style>
    <style:style style:name="P4" style:family="paragraph" style:parent-style-name="Standard">
      <style:text-properties officeooo:rsid="0008a38a" officeooo:paragraph-rsid="0008a38a"/>
    </style:style>
    <style:style style:name="P5" style:family="paragraph" style:parent-style-name="Standard">
      <style:text-properties officeooo:rsid="0008a38a" officeooo:paragraph-rsid="000f6726"/>
    </style:style>
    <style:style style:name="P6" style:family="paragraph" style:parent-style-name="Standard">
      <style:text-properties officeooo:rsid="000c7eb3" officeooo:paragraph-rsid="000c7eb3"/>
    </style:style>
    <style:style style:name="P7" style:family="paragraph" style:parent-style-name="Standard">
      <style:text-properties officeooo:rsid="000cb06c" officeooo:paragraph-rsid="000cb06c"/>
    </style:style>
    <style:style style:name="P8" style:family="paragraph" style:parent-style-name="Standard">
      <style:text-properties officeooo:paragraph-rsid="000cb06c"/>
    </style:style>
    <style:style style:name="P9" style:family="paragraph" style:parent-style-name="Standard">
      <style:text-properties officeooo:rsid="000ea1e6" officeooo:paragraph-rsid="000ea1e6"/>
    </style:style>
    <style:style style:name="P10" style:family="paragraph" style:parent-style-name="Standard">
      <style:text-properties officeooo:rsid="000ea1e6" officeooo:paragraph-rsid="000f6726"/>
    </style:style>
    <style:style style:name="P11" style:family="paragraph" style:parent-style-name="Standard">
      <style:text-properties officeooo:rsid="000ea1e6" officeooo:paragraph-rsid="0006cebd"/>
    </style:style>
    <style:style style:name="P12" style:family="paragraph" style:parent-style-name="Text_20_body" style:list-style-name="L1"/>
    <style:style style:name="P13" style:family="paragraph" style:parent-style-name="Text_20_body">
      <style:text-properties officeooo:rsid="000c7eb3" officeooo:paragraph-rsid="000c7eb3"/>
    </style:style>
    <style:style style:name="T1" style:family="text">
      <style:text-properties officeooo:rsid="0008a38a"/>
    </style:style>
    <style:style style:name="T2" style:family="text">
      <style:text-properties officeooo:rsid="000cb06c"/>
    </style:style>
    <style:style style:name="T3" style:family="text">
      <style:text-properties officeooo:rsid="000dbea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8"><text:span text:style-name="T2">Paper Name: </text:span>Gender-Based Violence (GBV) in South Africa: An Interdisciplinary Discourse Analysis of One Selected isiZulu and One Selected isiXhosa Literary Text </text:p>
      <text:p text:style-name="P7"/>
      <text:p text:style-name="P8"><text:span text:style-name="T2">Introduction of the Author: </text:span>Mlamli Diko</text:p>
      <text:p text:style-name="P8"><text:span text:style-name="T2">An African Feminist, with </text:span>Master of Social Science in African Languages (African Languages) Education </text:p>
      <text:p text:style-name="P7">Currently working as a lecturer <text:s/>of African Languages at University of South Africa <text:s/>and an Active Articles and Blog writter on various societal issues with more interest towards Feminism and Women Empowerment <text:s/><text:span text:style-name="T3">(25 Papers)</text:span></text:p>
      <text:p text:style-name="P2"/>
      <text:p text:style-name="P9">Summary : </text:p>
      <text:p text:style-name="P9"/>
      <text:p text:style-name="P3">The article highlights the prevalence of Gender-Based Violence (GBV) in South Africa, portraying it as a post-colonial social problem. It emphasizes the double oppression experienced by women and young girls, both as females and as members of the lower class.<text:span text:style-name="T1"><text:line-break/>The introduction of the article highlights Gender-Based Violence (GBV) in South Africa as a crisis comparable to major national issues like COVID-19 and energy crises. It emphasizes the disproportionate impact of GBV on women and young girls due to their historical subjugation and continued oppression. The problem of GBV is portrayed as a global phenomenon rooted in cultural and historical factors that devalue the roles of women and empower men. Despite constitutional protections, GBV persists, affecting one out of every three women and complicating various aspects of life.</text:span></text:p>
      <text:p text:style-name="P5">The article aims to examine the recurring incidents of GBV in selected South African literary texts, specifically focusing on isiZulu and isiXhosa literature. It argues that South African literature can serve as a platform to address social issues like GBV, contributing to social cohesion and consciousness. Historically, South African literature has avoided addressing political and social problems, but this study seeks to challenge that trend. African feminism is employed as a conceptual framework, supported by qualitative research methodology, to analyze the selected texts and broader social examples beyond literary limitations.</text:p>
      <text:p text:style-name="P10">The literature review section provides a conceptualization of GBV and discusses existing literature on the issue in South Africa and globally. It also identifies a gap in the literature. The document then presents a case study involving a family affected by GBV, illustrating the complexities and challenges faced by survivors.</text:p>
      <text:p text:style-name="P9">The document uses qualitative research methodology and African feminist techniques to analyze the selected literary texts, "Ubomi, Ungancama!" and "Kudela Owaziyo," to examine the depiction of GBV and its contemporary relevance. The article aims to answer research questions related to the depiction of GBV in the literary texts, the relevance of GBV issues, and the potential of African feminist techniques to address issues affecting women and young girls. The article concludes by emphasizing the significance of addressing GBV in South Africa, given its high rates and the long-term impact on survivors.</text:p>
      <text:p text:style-name="P1"/>
      <text:p text:style-name="P11">-------------------------------------------------------------------------------------------------------------------</text:p>
      <text:p text:style-name="P4"/>
      <text:p text:style-name="P4">The selected literary works for analysis are "Ubomi, Ungancama!" (Life will humble you) (2020) by Sipho Kekezwa and "Kudela Owaziyo" (It is about whom you know) (2009) by Patrick Bhekizenzo Maphumulo. The article poses several research questions aimed at unraveling the depiction of GBV in <text:soft-page-break/>these texts, exploring their contemporary relevance, and assessing the applicability of African feminist techniques in addressing issues affecting women and young girls. </text:p>
      <text:p text:style-name="P4"/>
      <text:p text:style-name="P6">The male characters, such as Tshawe, Bongani, and Mdaluli, are depicted as the sole providers and hold powerful positions in their communities, while the female characters, such as Nontombi and MaMlanduli, are placed in subordinate and insignificant roles, rendering them vulnerable to GBV. The paper argues that the emasculated economies in South Africa contribute to the advancement of GBV, as seen in the case of Nontombi, who is compelled by her economic challenges to consent to sexual exploitation at the age of 16.</text:p>
      <text:p text:style-name="P6">The study also highlights the issue of teenage pregnancy, which perpetuates gender inequality and restricts girls' educational and economic opportunities. Additionally, the paper demonstrates that violent men are often given second chances in society, which normalizes GBV and undermines efforts to create a safe and just society for women.</text:p>
      <text:p text:style-name="P6">The findings of this research paper underscore the need for comprehensive solutions to address the complex and systemic nature of GBV in South Africa. The paper emphasizes the importance of using real-life examples of GBV perpetrators to send a strong message and calls for the implementation of effective legal and social interventions to combat this pervasive issue.</text:p>
      <text:p text:style-name="P6"/>
      <text:p text:style-name="P13"><text:span text:style-name="Strong_20_Emphasis">Strengths:</text:span></text:p>
      <text:list xml:id="list1321123238" text:style-name="L1">
        <text:list-item>
          <text:list>
            <text:list-item>
              <text:p text:style-name="P12">The articles provide a comprehensive overview of Gender-Based Violence (GBV) in South Africa, highlighting the importance of addressing this issue.</text:p>
            </text:list-item>
            <text:list-item>
              <text:p text:style-name="P12">The use of qualitative research methodology and the African feminist framework offers a unique perspective on analyzing GBV in literature.</text:p>
            </text:list-item>
            <text:list-item>
              <text:p text:style-name="P12">The inclusion of South African literary works to discuss GBV adds depth to the scholarly discourse and showcases the relevance of literature in addressing social issues.</text:p>
            </text:list-item>
          </text:list>
        </text:list-item>
        <text:list-item>
          <text:p text:style-name="P12"><text:span text:style-name="Strong_20_Emphasis">Points of Agreement:</text:span></text:p>
          <text:list>
            <text:list-item>
              <text:p text:style-name="P12">I agree with the emphasis on using qualitative research methodology to understand the complexities of GBV and its impact on society.</text:p>
            </text:list-item>
            <text:list-item>
              <text:p text:style-name="P12">The focus on African feminist techniques as a conceptual framework aligns with the need to address power dynamics and gender inequalities contributing to GBV.</text:p>
            </text:list-item>
            <text:list-item>
              <text:p text:style-name="P12">The recognition of the historical neglect of social issues in South African literature and the attempt to rectify this through literary analysis is commendable.</text:p>
            </text:list-item>
          </text:list>
        </text:list-item>
        <text:list-item>
          <text:p text:style-name="P12"><text:span text:style-name="Strong_20_Emphasis">Gaps:</text:span></text:p>
          <text:list>
            <text:list-item>
              <text:p text:style-name="P12">The articles could benefit from further exploration of the intersectionality of GBV, considering factors such as race, class, and sexual orientation.</text:p>
            </text:list-item>
            <text:list-item>
              <text:p text:style-name="P12">More in-depth analysis of the specific themes and narratives in the selected literary works could enhance the understanding of how GBV is depicted and critiqued.</text:p>
            </text:list-item>
            <text:list-item>
              <text:p text:style-name="P12">The practical implications and recommendations for addressing GBV in South Africa could be expanded to provide actionable steps for policymakers and stakeholders.</text:p>
            </text:list-item>
          </text:list>
        </text:list-item>
        <text:list-item>
          <text:p text:style-name="P12"><text:soft-page-break/><text:span text:style-name="Strong_20_Emphasis">Disagreements:</text:span></text:p>
          <text:list>
            <text:list-item>
              <text:p text:style-name="P12">While the articles focus on the importance of qualitative research methodology, a more balanced approach that incorporates quantitative data could offer a more comprehensive understanding of GBV trends.</text:p>
            </text:list-item>
            <text:list-item>
              <text:p text:style-name="P12">The exclusive focus on two specific literary works may limit the generalizability of the findings to a broader context of South African literature and GBV issues.</text:p>
            </text:list-item>
          </text:list>
        </text:list-item>
      </text:list>
      <text:p text:style-name="P6"/>
      <text:p text:style-name="P6">Conclusion: </text:p>
      <text:p text:style-name="P6">In conclusion, the article emphasizes the importance of upholding the principles of impartiality and fair treatment embedded in the South African constitution, which guarantees the rights of all citizens, regardless of gender. It advocates for the active involvement of women in the fight against Gender-Based Violence (GBV), suggesting that female police officers be trained to handle GBV cases professionally and sensitively. Allocating budgetary resources for the training of female officers is recommended to enhance the effectiveness of law enforcement in addressing GBV.</text:p>
      <text:p text:style-name="P6"/>
      <text:p text:style-name="P6">Lastly, the article acknowledges the need for further investigation into the two selected drama works, emphasizing the importance of continuing discussions on GBV in South African literature. By exploring these literary texts in more depth, additional insights can be gained, contributing to ongoing efforts to address and combat GBV in South Afric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7T06:58:50.929693038</meta:creation-date>
    <dc:date>2024-04-17T10:24:28.857242973</dc:date>
    <meta:editing-duration>PT3M36S</meta:editing-duration>
    <meta:editing-cycles>1</meta:editing-cycles>
    <meta:generator>LibreOffice/7.3.7.2$Linux_X86_64 LibreOffice_project/30$Build-2</meta:generator>
    <meta:document-statistic meta:table-count="0" meta:image-count="0" meta:object-count="0" meta:page-count="3" meta:paragraph-count="32" meta:word-count="1106" meta:character-count="7490" meta:non-whitespace-character-count="6422"/>
  </office:meta>
</office:document-meta>
</file>